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6.33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6.525cm"/>
    </style:style>
    <style:style style:name="co5" style:family="table-column">
      <style:table-column-properties fo:break-before="auto" style:column-width="6.41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b3b3b3"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 style:data-style-name="N100">
      <style:text-properties fo:color="#b3b3b3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table table:name="x1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number-columns-repeated="4" table:default-cell-style-name="ce2"/>
        <table:table-column table:style-name="co5" table:number-columns-repeated="2" table:default-cell-style-name="ce2"/>
        <table:table-column table:style-name="co6" table:number-columns-repeated="1015" table:default-cell-style-name="ce2"/>
        <table:table-row table:style-name="ro1">
          <table:table-cell table:style-name="ce1" office:value-type="string">
            <text:p>IMAGE</text:p>
          </table:table-cell>
          <table:table-cell table:style-name="ce4" office:value-type="string">
            <text:p>DESC</text:p>
          </table:table-cell>
          <table:table-cell table:style-name="ce1" office:value-type="string">
            <text:p>NAMES: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efault mouse cursor pointing left</text:p>
          </table:table-cell>
          <table:table-cell office:value-type="string">
            <text:p>default</text:p>
          </table:table-cell>
          <table:table-cell office:value-type="string">
            <text:p>left_ptr</text:p>
          </table:table-cell>
          <table:table-cell office:value-type="string">
            <text:p>top_left_arrow</text:p>
          </table:table-cell>
          <table:table-cell office:value-type="string">
            <text:p>left-arr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ursor pointing right</text:p>
          </table:table-cell>
          <table:table-cell office:value-type="string">
            <text:p>arrow</text:p>
          </table:table-cell>
          <table:table-cell office:value-type="string">
            <text:p>right_ptr</text:p>
          </table:table-cell>
          <table:table-cell table:style-name="ce3" office:value-type="string">
            <text:p>top_right_arrow</text:p>
          </table:table-cell>
          <table:table-cell office:value-type="string">
            <text:p>right-arrow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3"/>
          <table:table-cell table:number-columns-repeated="1019"/>
        </table:table-row>
        <table:table-row table:style-name="ro1">
          <table:table-cell/>
          <table:table-cell office:value-type="string">
            <text:p>cursor pointing up</text:p>
          </table:table-cell>
          <table:table-cell office:value-type="string">
            <text:p>center_ptr</text:p>
          </table:table-cell>
          <table:table-cell/>
          <table:table-cell table:style-name="ce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reate link/shortcut</text:p>
          </table:table-cell>
          <table:table-cell office:value-type="string">
            <text:p>link</text:p>
          </table:table-cell>
          <table:table-cell office:value-type="string">
            <text:p>alias</text:p>
          </table:table-cell>
          <table:table-cell office:value-type="string">
            <text:p>0876e1c15ff2fc01f906f1c363074c0f</text:p>
          </table:table-cell>
          <table:table-cell office:value-type="string">
            <text:p>3085a0e285430894940527032f8b26df</text:p>
          </table:table-cell>
          <table:table-cell office:value-type="string">
            <text:p>640fb0e74195791501fd1ed57b41487f</text:p>
          </table:table-cell>
          <table:table-cell office:value-type="string">
            <text:p>a2a266d0498c3104214a47bd64ab0fc8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ag-and-drop create link/shortcut</text:p>
          </table:table-cell>
          <table:table-cell office:value-type="string">
            <text:p>dnd-lin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orbidden</text:p>
          </table:table-cell>
          <table:table-cell office:value-type="string">
            <text:p>forbidden</text:p>
          </table:table-cell>
          <table:table-cell office:value-type="string">
            <text:p>not-allowed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crossed_circle</text:p>
          </table:table-cell>
          <table:table-cell office:value-type="string">
            <text:p>03b6e0fcb3499374a867c041f52298f0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office:value-type="string">
            <text:p>circle</text:p>
          </table:table-cell>
          <table:table-cell table:number-columns-repeated="1021"/>
        </table:table-row>
        <table:table-row table:style-name="ro1">
          <table:table-cell/>
          <table:table-cell table:style-name="ce6" office:value-type="string">
            <text:p>drag-and-drop forbidden</text:p>
          </table:table-cell>
          <table:table-cell office:value-type="string">
            <text:p>dnd-no-drop</text:p>
          </table:table-cell>
          <table:table-cell office:value-type="string">
            <text:p>no-drop</text:p>
          </table:table-cell>
          <table:table-cell office:value-type="string">
            <text:p>03b6e0fcb3499374a867c041f52298f0</text:p>
          </table:table-cell>
          <table:table-cell office:value-type="string">
            <text:p>03b6e0fcb3499374a867d041f52298f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table:style-name="ce3"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pirate / kill</text:p>
          </table:table-cell>
          <table:table-cell office:value-type="string">
            <text:p>pirate</text:p>
          </table:table-cell>
          <table:table-cell office:value-type="string">
            <text:p>ki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encil</text:p>
          </table:table-cell>
          <table:table-cell office:value-type="string">
            <text:p>penci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wait</text:p>
          </table:table-cell>
          <table:table-cell office:value-type="string">
            <text:p>wait</text:p>
          </table:table-cell>
          <table:table-cell office:value-type="string">
            <text:p>watch</text:p>
          </table:table-cell>
          <table:table-cell table:style-name="Default" office:value-type="string">
            <text:p>clock</text:p>
          </table:table-cell>
          <table:table-cell office:value-type="string">
            <text:p>0426c94ea35c87780ff01dc23989721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>
            <text:p>half-busy</text:p>
          </table:table-cell>
          <table:table-cell office:value-type="string">
            <text:p>progress</text:p>
          </table:table-cell>
          <table:table-cell office:value-type="string">
            <text:p>left_ptr_watch</text:p>
          </table:table-cell>
          <table:table-cell office:value-type="string">
            <text:p>00000000000000020006000e7e9ffc3f</text:p>
          </table:table-cell>
          <table:table-cell office:value-type="string">
            <text:p>08e8e1c95fe2fc01f976f1e063a24ccd</text:p>
          </table:table-cell>
          <table:table-cell office:value-type="string">
            <text:p>3ecb610c1bf2410f44200f48c40d3599</text:p>
          </table:table-cell>
          <table:table-cell office:value-type="string">
            <text:p>9116a3ea924ed2162ecab71ba103b17f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>
            <text:p>help</text:p>
          </table:table-cell>
          <table:table-cell office:value-type="string">
            <text:p>question_arrow</text:p>
          </table:table-cell>
          <table:table-cell office:value-type="string">
            <text:p>whats_this</text:p>
          </table:table-cell>
          <table:table-cell table:style-name="Default" office:value-type="string">
            <text:p>gumby</text:p>
          </table:table-cell>
          <table:table-cell office:value-type="string">
            <text:p>5c6cd98b3f3ebcb1f9c7f1c204630408</text:p>
          </table:table-cell>
          <table:table-cell office:value-type="string">
            <text:p>d9ce0ab605698f320427677b458ad60b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drag-and-drop help</text:p>
          </table:table-cell>
          <table:table-cell office:value-type="string">
            <text:p>dnd-ask</text:p>
          </table:table-cell>
          <table:table-cell table:number-columns-repeated="2"/>
          <table:table-cell table:style-name="ce7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resize NS |</text:p>
          </table:table-cell>
          <table:table-cell office:value-type="string">
            <text:p>ns-resize</text:p>
          </table:table-cell>
          <table:table-cell office:value-type="string">
            <text:p>size_ver</text:p>
          </table:table-cell>
          <table:table-cell office:value-type="string">
            <text:p>v_double_arrow</text:p>
          </table:table-cell>
          <table:table-cell table:style-name="Default" office:value-type="string">
            <text:p>double_arrow</text:p>
          </table:table-cell>
          <table:table-cell office:value-type="string">
            <text:p>00008160000006810000408080010102</text:p>
          </table:table-cell>
          <table:table-cell table:style-name="ce7"/>
          <table:table-cell table:number-columns-repeated="1016"/>
        </table:table-row>
        <table:table-row table:style-name="ro1">
          <table:table-cell/>
          <table:table-cell table:style-name="ce6" office:value-type="string">
            <text:p>resize N /\</text:p>
          </table:table-cell>
          <table:table-cell office:value-type="string">
            <text:p>n-resize</text:p>
          </table:table-cell>
          <table:table-cell office:value-type="string">
            <text:p>top_side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ize S \/</text:p>
          </table:table-cell>
          <table:table-cell office:value-type="string">
            <text:p>s-resize</text:p>
          </table:table-cell>
          <table:table-cell office:value-type="string">
            <text:p>bottom_side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6" office:value-type="string">
            <text:p>resize EW -</text:p>
          </table:table-cell>
          <table:table-cell office:value-type="string">
            <text:p>ew-resize</text:p>
          </table:table-cell>
          <table:table-cell office:value-type="string">
            <text:p>size_hor</text:p>
          </table:table-cell>
          <table:table-cell office:value-type="string">
            <text:p>h_double_arrow</text:p>
          </table:table-cell>
          <table:table-cell office:value-type="string">
            <text:p>028006030e0e7ebffc7f7070c0600140</text:p>
          </table:table-cell>
          <table:table-cell table:style-name="ce7"/>
          <table:table-cell table:number-columns-repeated="1017"/>
        </table:table-row>
        <table:table-row table:style-name="ro1">
          <table:table-cell/>
          <table:table-cell table:style-name="ce6" office:value-type="string">
            <text:p>resize E &gt;</text:p>
          </table:table-cell>
          <table:table-cell office:value-type="string">
            <text:p>e-resize</text:p>
          </table:table-cell>
          <table:table-cell office:value-type="string">
            <text:p>right_side</text:p>
          </table:table-cell>
          <table:table-cell/>
          <table:table-cell table:style-name="ce7"/>
          <table:table-cell table:number-columns-repeated="1018"/>
        </table:table-row>
        <table:table-row table:style-name="ro1">
          <table:table-cell/>
          <table:table-cell table:style-name="ce6" office:value-type="string">
            <text:p>resize W &lt;</text:p>
          </table:table-cell>
          <table:table-cell office:value-type="string">
            <text:p>w-resize</text:p>
          </table:table-cell>
          <table:table-cell office:value-type="string">
            <text:p>left_side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6" office:value-type="string">
            <text:p>resize NW \</text:p>
          </table:table-cell>
          <table:table-cell office:value-type="string">
            <text:p>nw-resize</text:p>
          </table:table-cell>
          <table:table-cell office:value-type="string">
            <text:p>top_left_corner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resize SE \</text:p>
          </table:table-cell>
          <table:table-cell office:value-type="string">
            <text:p>se-resize</text:p>
          </table:table-cell>
          <table:table-cell office:value-type="string">
            <text:p>bottom_right_corner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resize diag \</text:p>
          </table:table-cell>
          <table:table-cell office:value-type="string">
            <text:p>size_fdiag</text:p>
          </table:table-cell>
          <table:table-cell office:value-type="string">
            <text:p>nwse-resize</text:p>
          </table:table-cell>
          <table:table-cell office:value-type="string">
            <text:p>38c5dff7c7b8962045400281044508d2</text:p>
          </table:table-cell>
          <table:table-cell office:value-type="string">
            <text:p>c7088f0f3e6c8088236ef8e1e3e700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/>
          <table:table-cell office:value-type="string">
            <text:p>resize NE /</text:p>
          </table:table-cell>
          <table:table-cell office:value-type="string">
            <text:p>ne-resize</text:p>
          </table:table-cell>
          <table:table-cell office:value-type="string">
            <text:p>top_right_corner</text:p>
          </table:table-cell>
          <table:table-cell table:number-columns-repeated="1020"/>
        </table:table-row>
        <table:table-row table:style-name="ro1">
          <table:table-cell table:style-name="ce3"/>
          <table:table-cell office:value-type="string">
            <text:p>resize SW /</text:p>
          </table:table-cell>
          <table:table-cell office:value-type="string">
            <text:p>sw-resize</text:p>
          </table:table-cell>
          <table:table-cell office:value-type="string">
            <text:p>bottom_left_corn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size diag /</text:p>
          </table:table-cell>
          <table:table-cell office:value-type="string">
            <text:p>size_bdiag</text:p>
          </table:table-cell>
          <table:table-cell office:value-type="string">
            <text:p>nesw-resize</text:p>
          </table:table-cell>
          <table:table-cell office:value-type="string">
            <text:p>50585d75b494802d0151028115016902</text:p>
          </table:table-cell>
          <table:table-cell office:value-type="string">
            <text:p>fcf1c3c7cd4491d801f1e1c78f100000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3" table:number-columns-repeated="5"/>
          <table:table-cell table:number-columns-repeated="1017"/>
        </table:table-row>
        <table:table-row table:style-name="ro1">
          <table:table-cell table:style-name="ce3"/>
          <table:table-cell table:style-name="ce6" office:value-type="string">
            <text:p>resize all</text:p>
          </table:table-cell>
          <table:table-cell office:value-type="string">
            <text:p>size_al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7" table:number-columns-repeated="4"/>
          <table:table-cell table:number-columns-repeated="1018"/>
        </table:table-row>
        <table:table-row table:style-name="ro1">
          <table:table-cell/>
          <table:table-cell office:value-type="string">
            <text:p>move</text:p>
          </table:table-cell>
          <table:table-cell office:value-type="string">
            <text:p>move</text:p>
          </table:table-cell>
          <table:table-cell office:value-type="string">
            <text:p>fleur</text:p>
          </table:table-cell>
          <table:table-cell office:value-type="string">
            <text:p>4498f0e0c1937ffe01fd06f973665830</text:p>
          </table:table-cell>
          <table:table-cell office:value-type="string">
            <text:p>9081237383d90e509aa00f00170e968f</text:p>
          </table:table-cell>
          <table:table-cell office:value-type="string">
            <text:p>fcf21c00b30f7e3f83fe0dfd12e71cff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>
            <text:p>drag-and-drop move</text:p>
          </table:table-cell>
          <table:table-cell office:value-type="string">
            <text:p>dnd-move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>
            <text:p>scroll in all directions</text:p>
          </table:table-cell>
          <table:table-cell office:value-type="string">
            <text:p>all-scro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grabbed</text:p>
          </table:table-cell>
          <table:table-cell office:value-type="string">
            <text:p>closedhand</text:p>
          </table:table-cell>
          <table:table-cell office:value-type="string">
            <text:p>grabbing</text:p>
          </table:table-cell>
          <table:table-cell office:value-type="string">
            <text:p>208530c400c041818281048008011002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rag-and-drop grabbed</text:p>
          </table:table-cell>
          <table:table-cell office:value-type="string">
            <text:p>dnd-none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office:value-type="string">
            <text:p>can grab</text:p>
          </table:table-cell>
          <table:table-cell office:value-type="string">
            <text:p>openhand</text:p>
          </table:table-cell>
          <table:table-cell office:value-type="string">
            <text:p>5aca4d189052212118709018842178c0</text:p>
          </table:table-cell>
          <table:table-cell office:value-type="string">
            <text:p>9d800788f1b08800ae810202380a0822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 arrow</text:p>
          </table:table-cell>
          <table:table-cell office:value-type="string">
            <text:p>up_arrow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style-name="ce3"/>
          <table:table-cell table:number-columns-repeated="1021"/>
        </table:table-row>
        <table:table-row table:style-name="ro1">
          <table:table-cell/>
          <table:table-cell office:value-type="string">
            <text:p>color picker</text:p>
          </table:table-cell>
          <table:table-cell office:value-type="string">
            <text:p>color-pick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: I-beam</text:p>
          </table:table-cell>
          <table:table-cell office:value-type="string">
            <text:p>text</text:p>
          </table:table-cell>
          <table:table-cell office:value-type="string">
            <text:p>ibeam</text:p>
          </table:table-cell>
          <table:table-cell office:value-type="string">
            <text:p>xter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: vertical I-beam</text:p>
          </table:table-cell>
          <table:table-cell office:value-type="string">
            <text:p>vertical-text</text:p>
          </table:table-cell>
          <table:table-cell office:value-type="string">
            <text:p>048008013003cff3c00c80100120000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: crosshair</text:p>
          </table:table-cell>
          <table:table-cell office:value-type="string">
            <text:p>crosshair</text:p>
          </table:table-cell>
          <table:table-cell table:number-columns-repeated="1021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/>
          <table:table-cell table:style-name="ce6" office:value-type="string">
            <text:p>copy</text:p>
          </table:table-cell>
          <table:table-cell office:value-type="string">
            <text:p>copy</text:p>
          </table:table-cell>
          <table:table-cell office:value-type="string">
            <text:p>08ffe1cb5fe6fc01f906f1c063814ccf</text:p>
          </table:table-cell>
          <table:table-cell office:value-type="string">
            <text:p>1081e37283d90000800003c07f3ef6bf</text:p>
          </table:table-cell>
          <table:table-cell office:value-type="string">
            <text:p>6407b0e94181790501fd1e167b474872</text:p>
          </table:table-cell>
          <table:table-cell office:value-type="string">
            <text:p>b66166c04f8c3109214a4fbd64a50fc8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rag-and-drop copy</text:p>
          </table:table-cell>
          <table:table-cell office:value-type="string">
            <text:p>dnd-copy</text:p>
          </table:table-cell>
          <table:table-cell table:style-name="ce7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2" office:value-type="string">
            <text:p>pointer</text:p>
          </table:table-cell>
          <table:table-cell office:value-type="string">
            <text:p>pointing_hand</text:p>
          </table:table-cell>
          <table:table-cell office:value-type="string">
            <text:p>hand1</text:p>
          </table:table-cell>
          <table:table-cell office:value-type="string">
            <text:p>e29285e634086352946a0e7090d73106</text:p>
          </table:table-cell>
          <table:table-cell table:style-name="Default"/>
          <table:table-cell table:style-name="ce7"/>
          <table:table-cell table:number-columns-repeated="1016"/>
        </table:table-row>
        <table:table-row table:style-name="ro1">
          <table:table-cell/>
          <table:table-cell office:value-type="string">
            <text:p>alternative pointer</text:p>
          </table:table-cell>
          <table:table-cell office:value-type="string">
            <text:p>hand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ross - target cursor</text:p>
          </table:table-cell>
          <table:table-cell office:value-type="string">
            <text:p>cross</text:p>
          </table:table-cell>
          <table:table-cell office:value-type="string">
            <text:p>diamond_cross</text:p>
          </table:table-cell>
          <table:table-cell office:value-type="string">
            <text:p>targe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ell target</text:p>
          </table:table-cell>
          <table:table-cell office:value-type="string">
            <text:p>cel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size column</text:p>
          </table:table-cell>
          <table:table-cell office:value-type="string">
            <text:p>col-resize</text:p>
          </table:table-cell>
          <table:table-cell office:value-type="string">
            <text:p>sb_h_double_arrow</text:p>
          </table:table-cell>
          <table:table-cell office:value-type="string">
            <text:p>043a9f68147c53184671403ffa811cc5</text:p>
          </table:table-cell>
          <table:table-cell office:value-type="string">
            <text:p>14fef782d02440884392942c11205230</text:p>
          </table:table-cell>
          <table:table-cell table:number-columns-repeated="1018"/>
        </table:table-row>
        <table:table-row table:style-name="ro1">
          <table:table-cell/>
          <table:table-cell table:style-name="ce6"/>
          <table:table-cell office:value-type="string">
            <text:p>split_h</text:p>
          </table:table-cell>
          <table:table-cell table:number-columns-repeated="1021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/>
          <table:table-cell table:style-name="ce6" office:value-type="string">
            <text:p>resize row</text:p>
          </table:table-cell>
          <table:table-cell office:value-type="string">
            <text:p>row-resize</text:p>
          </table:table-cell>
          <table:table-cell office:value-type="string">
            <text:p>sb_v_double_arrow</text:p>
          </table:table-cell>
          <table:table-cell office:value-type="string">
            <text:p>2870a09082c103050810ffdffffe0204</text:p>
          </table:table-cell>
          <table:table-cell office:value-type="string">
            <text:p>c07385c7190e701020ff7ffffd08103c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split_v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>
            <text:p>plus icon</text:p>
          </table:table-cell>
          <table:table-cell office:value-type="string">
            <text:p>plu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11 icon</text:p>
          </table:table-cell>
          <table:table-cell office:value-type="string">
            <text:p>X_cursor</text:p>
          </table:table-cell>
          <table:table-cell office:value-type="string">
            <text:p>X-curs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ursor with context menu emblem</text:p>
          </table:table-cell>
          <table:table-cell office:value-type="string">
            <text:p>context-menu</text:p>
          </table:table-cell>
          <table:table-cell office:value-type="string">
            <text:p>08ffe1e65f80fcfdf9fff11263e74c48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7" table:number-columns-repeated="2"/>
          <table:table-cell table:number-columns-repeated="1020"/>
        </table:table-row>
        <table:table-row table:style-name="ro1">
          <table:table-cell/>
          <table:table-cell table:style-name="ce6" office:value-type="string">
            <text:p>zoom</text:p>
          </table:table-cell>
          <table:table-cell table:style-name="ce3" office:value-type="string">
            <text:p>zoom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/>
          <table:table-cell office:value-type="string">
            <text:p>zoom out</text:p>
          </table:table-cell>
          <table:table-cell office:value-type="string">
            <text:p>zoom-out</text:p>
          </table:table-cell>
          <table:table-cell table:style-name="ce3" office:value-type="string">
            <text:p>zoom_out</text:p>
          </table:table-cell>
          <table:table-cell office:value-type="string">
            <text:p>f41c0e382c97c0938e07017e42800402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>
            <text:p>zoom in</text:p>
          </table:table-cell>
          <table:table-cell table:style-name="ce3" office:value-type="string">
            <text:p>zoom-in</text:p>
          </table:table-cell>
          <table:table-cell table:style-name="ce3" office:value-type="string">
            <text:p>zoom_in</text:p>
          </table:table-cell>
          <table:table-cell office:value-type="string">
            <text:p>f41c0e382c94c0958e07017e42b00462</text:p>
          </table:table-cell>
          <table:table-cell table:number-columns-repeated="1019"/>
        </table:table-row>
        <table:table-row table:style-name="ro1" table:number-rows-repeated="104848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 Light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2">02.01.2012</text:date>, <text:time>02:11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1T14:30:11</meta:creation-date>
    <dc:date>2012-01-02T02:11:29</dc:date>
    <meta:editing-duration>PT5H24M46S</meta:editing-duration>
    <meta:editing-cycles>150</meta:editing-cycles>
    <meta:generator>LibreOffice/3.4$Linux LibreOffice_project/340m1$Build-402</meta:generator>
    <meta:document-statistic meta:table-count="1" meta:cell-count="193" meta:object-count="0"/>
    <meta:user-defined meta:name="qrichtext">1</meta:user-defined>
  </office:meta>
</office:document-meta>
</file>